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Формулировки выявления рисков</text:span> 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Первопричина</text:p>
          </table:table-cell>
          <table:table-cell table:style-name="Table1.A1" office:value-type="string">
            <text:p text:style-name="P5">Условие</text:p>
          </table:table-cell>
          <table:table-cell table:style-name="Table1.A1" office:value-type="string">
            <text:p text:style-name="P5">Последствие</text:p>
          </table:table-cell>
          <table:table-cell table:style-name="Table1.D1" office:value-type="string">
            <text:p text:style-name="P5">Приносимый ущерб</text:p>
          </table:table-cell>
        </table:table-row>
        <table:table-row>
          <table:table-cell table:style-name="Table1.A2" office:value-type="string">
            <text:p text:style-name="P4">Неправильное оценка времени на сдачу сецификацию</text:p>
          </table:table-cell>
          <table:table-cell table:style-name="Table1.A2" office:value-type="string">
            <text:p text:style-name="P4">Задержки в сроках сдачи спцефикацию</text:p>
          </table:table-cell>
          <table:table-cell table:style-name="Table1.A2" office:value-type="string">
            <text:p text:style-name="P4">Потеря времени</text:p>
          </table:table-cell>
          <table:table-cell table:style-name="Table1.D2" office:value-type="string">
            <text:p text:style-name="P4">Задержки в сроках сдачи первой итерации и дополнительные трудозатраты</text:p>
          </table:table-cell>
        </table:table-row>
        <table:table-row>
          <table:table-cell table:style-name="Table1.A2" office:value-type="string">
            <text:p text:style-name="P4">Отсутствие опыта работы с <text:span text:style-name="T2">MS SQL </text:span></text:p>
          </table:table-cell>
          <table:table-cell table:style-name="Table1.A2" office:value-type="string">
            <text:p text:style-name="P4">При создании продукта используется <text:span text:style-name="T2">mssql server express, </text:span><text:span text:style-name="T3">персонал ранее не имел опта раоты с этим продуктом</text:span></text:p>
          </table:table-cell>
          <table:table-cell table:style-name="Table1.A2" office:value-type="string">
            <text:p text:style-name="P4">Большое число ошибок, поеря времени на испраления ошибок и поиск нужных решений</text:p>
          </table:table-cell>
          <table:table-cell table:style-name="Table1.D2" office:value-type="string">
            <text:p text:style-name="P4">Задержки в сдачи первой итерации и дополнительные трудозатраты</text:p>
          </table:table-cell>
        </table:table-row>
        <table:table-row>
          <table:table-cell table:style-name="Table1.A2" office:value-type="string">
            <text:p text:style-name="P4">Пробелы в знании предметной области</text:p>
          </table:table-cell>
          <table:table-cell table:style-name="Table1.A2" office:value-type="string">
            <text:p text:style-name="P4">По ходу разработки возникает необходимость рассмотреть некторые стороны предметной области более детально</text:p>
          </table:table-cell>
          <table:table-cell table:style-name="Table1.A2" office:value-type="string">
            <text:p text:style-name="P4">Потеря времени на поиск нужной информации</text:p>
          </table:table-cell>
          <table:table-cell table:style-name="Table1.D2" office:value-type="string">
            <text:p text:style-name="P4">Задержки в сроках сдачи первой итерации и дополнительные трудозатраты</text:p>
          </table:table-cell>
        </table:table-row>
        <table:table-row>
          <table:table-cell table:style-name="Table1.A2" office:value-type="string">
            <text:p text:style-name="P4">Разработка параллельного ПО</text:p>
          </table:table-cell>
          <table:table-cell table:style-name="Table1.A2" office:value-type="string">
            <text:p text:style-name="P4">Команда вынуждена работать над несколькими программными продуктами одновременно</text:p>
          </table:table-cell>
          <table:table-cell table:style-name="Table1.A2" office:value-type="string">
            <text:p text:style-name="P4">Большая нагрузка</text:p>
          </table:table-cell>
          <table:table-cell table:style-name="Table1.D2" office:value-type="string">
            <text:p text:style-name="P4">Задержки в сроках сдачи пераой итерации и дополнительные трудозатраты </text:p>
          </table:table-cell>
        </table:table-row>
      </table:table>
      <text:p text:style-name="P2"/>
      <text:p text:style-name="P3">В ходе работы над проектом во время первой итерации команда столкнулась с 4-мя рисками. </text:p>
      <text:p text:style-name="P3">Предстоящие риски при разработке ао время 2-ой итерации:</text:p>
      <text:list xml:id="list2900240183489449108" text:style-name="L1">
        <text:list-item>
          <text:p text:style-name="P6">разработка параллельного ПО</text:p>
        </text:list-item>
        <text:list-item>
          <text:p text:style-name="P6">пробелы в знании предметной обсласти</text:p>
        </text:list-item>
      </text:list>
      <text:p text:style-name="P3">Для устранения риска с недопаниманием требований заказчика предлагается назначать более частые встречи с заказчиком, для того чтобы можно было обсудить с заказчиком все интересующие вопросы и обсудить собственный взгляд на решаемую проблему.</text:p>
      <text:p text:style-name="P3"/>
      <text:p text:style-name="P3">Вывод: в связи с тем, что разработку параллельного ПО не отложить, сроки сдачи второй итерации могут быть затянуты. Но команда уверена, что сроки сдачи второй итерации не отложатся более чем на одну недел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08:33:17.01</meta:creation-date>
    <dc:date>2014-04-19T09:45:34.55</dc:date>
    <meta:editing-duration>PT17M16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27" meta:word-count="223" meta:character-count="1621"/>
  </office:meta>
</office:document-meta>
</file>